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6" table:default-cell-style-name="Default"/>
        <table:table-row table:style-name="ro1">
          <table:table-cell table:style-name="ce1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table:formula="of:=([.A3]*[.B2])/100" office:value-type="float" office:value="500" calcext:value-type="float">
            <text:p>500</text:p>
          </table:table-cell>
          <table:table-cell table:style-name="Default"/>
          <table:table-cell table:formula="of:=([.A3]*[.D2])/100" office:value-type="float" office:value="1000" calcext:value-type="float">
            <text:p>1000</text:p>
          </table:table-cell>
          <table:table-cell/>
          <table:table-cell table:formula="of:=([.A3]*[.F2])/100" office:value-type="float" office:value="1500" calcext:value-type="float">
            <text:p>1500</text:p>
          </table:table-cell>
          <table:table-cell table:formula="of:=([.A3]*[.G2])/100" office:value-type="float" office:value="2000" calcext:value-type="float">
            <text:p>2000</text:p>
          </table:table-cell>
          <table:table-cell table:formula="of:=([.A3]*[.H2])/100"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500+([.B3]+([.B3]*1%))" office:value-type="float" office:value="1005" calcext:value-type="float">
            <text:p>1005.00</text:p>
          </table:table-cell>
          <table:table-cell table:formula="of:=[.B3]*1%" office:value-type="float" office:value="5" calcext:value-type="float">
            <text:p>5.00</text:p>
          </table:table-cell>
          <table:table-cell table:style-name="ce2" table:formula="of:=1000+([.D3]+([.D3]*1%))" office:value-type="float" office:value="2010" calcext:value-type="float">
            <text:p>2010.00</text:p>
          </table:table-cell>
          <table:table-cell table:style-name="ce2" table:formula="of:=[.D3]*1%" office:value-type="float" office:value="10" calcext:value-type="float">
            <text:p>10.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500+([.B4]+([.B4]*1%))" office:value-type="float" office:value="1515.05" calcext:value-type="float">
            <text:p>1515.05</text:p>
          </table:table-cell>
          <table:table-cell table:formula="of:=[.B4]*1%" office:value-type="float" office:value="10.05" calcext:value-type="float">
            <text:p>10.05</text:p>
          </table:table-cell>
          <table:table-cell table:style-name="ce2" table:formula="of:=1000+([.D4]+([.D4]*1%))" office:value-type="float" office:value="3030.1" calcext:value-type="float">
            <text:p>3030.10</text:p>
          </table:table-cell>
          <table:table-cell table:style-name="ce2" table:formula="of:=[.D4]*1%" office:value-type="float" office:value="20.1" calcext:value-type="float">
            <text:p>20.1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500+([.B5]+([.B5]*1%))" office:value-type="float" office:value="2030.2005" calcext:value-type="float">
            <text:p>2030.20</text:p>
          </table:table-cell>
          <table:table-cell table:formula="of:=[.B5]*1%" office:value-type="float" office:value="15.1505" calcext:value-type="float">
            <text:p>15.15</text:p>
          </table:table-cell>
          <table:table-cell table:style-name="ce2" table:formula="of:=1000+([.D5]+([.D5]*1%))" office:value-type="float" office:value="4060.401" calcext:value-type="float">
            <text:p>4060.40</text:p>
          </table:table-cell>
          <table:table-cell table:style-name="ce2" table:formula="of:=[.D5]*1%" office:value-type="float" office:value="30.301" calcext:value-type="float">
            <text:p>30.3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500+([.B6]+([.B6]*1%))" office:value-type="float" office:value="2550.502505" calcext:value-type="float">
            <text:p>2550.50</text:p>
          </table:table-cell>
          <table:table-cell table:formula="of:=[.B6]*1%" office:value-type="float" office:value="20.302005" calcext:value-type="float">
            <text:p>20.30</text:p>
          </table:table-cell>
          <table:table-cell table:style-name="ce2" table:formula="of:=1000+([.D6]+([.D6]*1%))" office:value-type="float" office:value="5101.00501" calcext:value-type="float">
            <text:p>5101.01</text:p>
          </table:table-cell>
          <table:table-cell table:style-name="ce2" table:formula="of:=[.D6]*1%" office:value-type="float" office:value="40.60401" calcext:value-type="float">
            <text:p>40.6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500+([.B7]+([.B7]*1%))" office:value-type="float" office:value="3076.00753005" calcext:value-type="float">
            <text:p>3076.01</text:p>
          </table:table-cell>
          <table:table-cell table:formula="of:=[.B7]*1%" office:value-type="float" office:value="25.50502505" calcext:value-type="float">
            <text:p>25.51</text:p>
          </table:table-cell>
          <table:table-cell table:style-name="ce2" table:formula="of:=1000+([.D7]+([.D7]*1%))" office:value-type="float" office:value="6152.0150601" calcext:value-type="float">
            <text:p>6152.02</text:p>
          </table:table-cell>
          <table:table-cell table:style-name="ce2" table:formula="of:=[.D7]*1%" office:value-type="float" office:value="51.0100501" calcext:value-type="float">
            <text:p>51.0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500+([.B8]+([.B8]*1%))" office:value-type="float" office:value="3606.7676053505" calcext:value-type="float">
            <text:p>3606.77</text:p>
          </table:table-cell>
          <table:table-cell table:formula="of:=[.B8]*1%" office:value-type="float" office:value="30.7600753005" calcext:value-type="float">
            <text:p>30.76</text:p>
          </table:table-cell>
          <table:table-cell table:style-name="ce2" table:formula="of:=1000+([.D8]+([.D8]*1%))" office:value-type="float" office:value="7213.535210701" calcext:value-type="float">
            <text:p>7213.54</text:p>
          </table:table-cell>
          <table:table-cell table:style-name="ce2" table:formula="of:=[.D8]*1%" office:value-type="float" office:value="61.520150601" calcext:value-type="float">
            <text:p>61.52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500+([.B9]+([.B9]*1%))" office:value-type="float" office:value="4142.83528140401" calcext:value-type="float">
            <text:p>4142.84</text:p>
          </table:table-cell>
          <table:table-cell table:formula="of:=[.B9]*1%" office:value-type="float" office:value="36.067676053505" calcext:value-type="float">
            <text:p>36.07</text:p>
          </table:table-cell>
          <table:table-cell table:style-name="ce2" table:formula="of:=1000+([.D9]+([.D9]*1%))" office:value-type="float" office:value="8285.67056280801" calcext:value-type="float">
            <text:p>8285.67</text:p>
          </table:table-cell>
          <table:table-cell table:style-name="ce2" table:formula="of:=[.D9]*1%" office:value-type="float" office:value="72.13535210701" calcext:value-type="float">
            <text:p>72.14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500+([.B10]+([.B10]*1%))" office:value-type="float" office:value="4684.26363421805" calcext:value-type="float">
            <text:p>4684.26</text:p>
          </table:table-cell>
          <table:table-cell table:formula="of:=[.B10]*1%" office:value-type="float" office:value="41.4283528140401" calcext:value-type="float">
            <text:p>41.43</text:p>
          </table:table-cell>
          <table:table-cell table:style-name="ce2" table:formula="of:=1000+([.D10]+([.D10]*1%))" office:value-type="float" office:value="9368.52726843609" calcext:value-type="float">
            <text:p>9368.53</text:p>
          </table:table-cell>
          <table:table-cell table:style-name="ce2" table:formula="of:=[.D10]*1%" office:value-type="float" office:value="82.8567056280801" calcext:value-type="float">
            <text:p>82.86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500+([.B11]+([.B11]*1%))" office:value-type="float" office:value="5231.10627056023" calcext:value-type="float">
            <text:p>5231.11</text:p>
          </table:table-cell>
          <table:table-cell table:formula="of:=[.B11]*1%" office:value-type="float" office:value="46.8426363421805" calcext:value-type="float">
            <text:p>46.84</text:p>
          </table:table-cell>
          <table:table-cell table:style-name="ce2" table:formula="of:=1000+([.D11]+([.D11]*1%))" office:value-type="float" office:value="10462.2125411205" calcext:value-type="float">
            <text:p>10462.21</text:p>
          </table:table-cell>
          <table:table-cell table:style-name="ce2" table:formula="of:=[.D11]*1%" office:value-type="float" office:value="93.6852726843609" calcext:value-type="float">
            <text:p>93.69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500+([.B12]+([.B12]*1%))" office:value-type="float" office:value="5783.41733326583" calcext:value-type="float">
            <text:p>5783.42</text:p>
          </table:table-cell>
          <table:table-cell table:formula="of:=[.B12]*1%" office:value-type="float" office:value="52.3110627056023" calcext:value-type="float">
            <text:p>52.31</text:p>
          </table:table-cell>
          <table:table-cell table:style-name="ce2" table:formula="of:=1000+([.D12]+([.D12]*1%))" office:value-type="float" office:value="11566.8346665317" calcext:value-type="float">
            <text:p>11566.83</text:p>
          </table:table-cell>
          <table:table-cell table:style-name="ce2" table:formula="of:=[.D12]*1%" office:value-type="float" office:value="104.622125411205" calcext:value-type="float">
            <text:p>104.62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500+([.B13]+([.B13]*1%))" office:value-type="float" office:value="6341.25150659849" calcext:value-type="float">
            <text:p>6341.25</text:p>
          </table:table-cell>
          <table:table-cell table:formula="of:=[.B13]*1%" office:value-type="float" office:value="57.8341733326583" calcext:value-type="float">
            <text:p>57.83</text:p>
          </table:table-cell>
          <table:table-cell table:style-name="ce2" table:formula="of:=1000+([.D13]+([.D13]*1%))" office:value-type="float" office:value="12682.503013197" calcext:value-type="float">
            <text:p>12682.50</text:p>
          </table:table-cell>
          <table:table-cell table:style-name="ce2" table:formula="of:=[.D13]*1%" office:value-type="float" office:value="115.668346665317" calcext:value-type="float">
            <text:p>115.67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500+([.B14]+([.B14]*1%))" office:value-type="float" office:value="6904.66402166447" calcext:value-type="float">
            <text:p>6904.66</text:p>
          </table:table-cell>
          <table:table-cell table:formula="of:=[.B14]*1%" office:value-type="float" office:value="63.4125150659849" calcext:value-type="float">
            <text:p>63.41</text:p>
          </table:table-cell>
          <table:table-cell table:style-name="ce2" table:formula="of:=1000+([.D14]+([.D14]*1%))" office:value-type="float" office:value="13809.3280433289" calcext:value-type="float">
            <text:p>13809.33</text:p>
          </table:table-cell>
          <table:table-cell table:style-name="ce2" table:formula="of:=[.D14]*1%" office:value-type="float" office:value="126.82503013197" calcext:value-type="float">
            <text:p>126.83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500+([.B15]+([.B15]*1%))" office:value-type="float" office:value="7473.71066188112" calcext:value-type="float">
            <text:p>7473.71</text:p>
          </table:table-cell>
          <table:table-cell table:formula="of:=[.B15]*1%" office:value-type="float" office:value="69.0466402166447" calcext:value-type="float">
            <text:p>69.05</text:p>
          </table:table-cell>
          <table:table-cell table:style-name="ce2" table:formula="of:=1000+([.D15]+([.D15]*1%))" office:value-type="float" office:value="14947.4213237622" calcext:value-type="float">
            <text:p>14947.42</text:p>
          </table:table-cell>
          <table:table-cell table:style-name="ce2" table:formula="of:=[.D15]*1%" office:value-type="float" office:value="138.093280433289" calcext:value-type="float">
            <text:p>138.09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500+([.B16]+([.B16]*1%))" office:value-type="float" office:value="8048.44776849993" calcext:value-type="float">
            <text:p>8048.45</text:p>
          </table:table-cell>
          <table:table-cell table:formula="of:=[.B16]*1%" office:value-type="float" office:value="74.7371066188112" calcext:value-type="float">
            <text:p>74.74</text:p>
          </table:table-cell>
          <table:table-cell table:style-name="ce2" table:formula="of:=1000+([.D16]+([.D16]*1%))" office:value-type="float" office:value="16096.8955369999" calcext:value-type="float">
            <text:p>16096.90</text:p>
          </table:table-cell>
          <table:table-cell table:style-name="ce2" table:formula="of:=[.D16]*1%" office:value-type="float" office:value="149.474213237622" calcext:value-type="float">
            <text:p>149.47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500+([.B17]+([.B17]*1%))" office:value-type="float" office:value="8628.93224618493" calcext:value-type="float">
            <text:p>8628.93</text:p>
          </table:table-cell>
          <table:table-cell table:formula="of:=[.B17]*1%" office:value-type="float" office:value="80.4844776849993" calcext:value-type="float">
            <text:p>80.48</text:p>
          </table:table-cell>
          <table:table-cell table:style-name="ce2" table:formula="of:=1000+([.D17]+([.D17]*1%))" office:value-type="float" office:value="17257.8644923699" calcext:value-type="float">
            <text:p>17257.86</text:p>
          </table:table-cell>
          <table:table-cell table:style-name="ce2" table:formula="of:=[.D17]*1%" office:value-type="float" office:value="160.968955369999" calcext:value-type="float">
            <text:p>160.97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500+([.B18]+([.B18]*1%))" office:value-type="float" office:value="9215.22156864678" calcext:value-type="float">
            <text:p>9215.22</text:p>
          </table:table-cell>
          <table:table-cell table:formula="of:=[.B18]*1%" office:value-type="float" office:value="86.2893224618493" calcext:value-type="float">
            <text:p>86.29</text:p>
          </table:table-cell>
          <table:table-cell table:style-name="ce2" table:formula="of:=1000+([.D18]+([.D18]*1%))" office:value-type="float" office:value="18430.4431372936" calcext:value-type="float">
            <text:p>18430.44</text:p>
          </table:table-cell>
          <table:table-cell table:style-name="ce2" table:formula="of:=[.D18]*1%" office:value-type="float" office:value="172.578644923699" calcext:value-type="float">
            <text:p>172.58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500+([.B19]+([.B19]*1%))" office:value-type="float" office:value="9807.37378433324" calcext:value-type="float">
            <text:p>9807.37</text:p>
          </table:table-cell>
          <table:table-cell table:formula="of:=[.B19]*1%" office:value-type="float" office:value="92.1522156864678" calcext:value-type="float">
            <text:p>92.15</text:p>
          </table:table-cell>
          <table:table-cell table:style-name="ce2" table:formula="of:=1000+([.D19]+([.D19]*1%))" office:value-type="float" office:value="19614.7475686665" calcext:value-type="float">
            <text:p>19614.75</text:p>
          </table:table-cell>
          <table:table-cell table:style-name="ce2" table:formula="of:=[.D19]*1%" office:value-type="float" office:value="184.304431372936" calcext:value-type="float">
            <text:p>184.30</text:p>
          </table:table-cell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500+([.B20]+([.B20]*1%))" office:value-type="float" office:value="10405.4475221766" calcext:value-type="float">
            <text:p>10405.45</text:p>
          </table:table-cell>
          <table:table-cell table:formula="of:=[.B20]*1%" office:value-type="float" office:value="98.0737378433324" calcext:value-type="float">
            <text:p>98.07</text:p>
          </table:table-cell>
          <table:table-cell table:style-name="ce2" table:formula="of:=1000+([.D20]+([.D20]*1%))" office:value-type="float" office:value="20810.8950443532" calcext:value-type="float">
            <text:p>20810.90</text:p>
          </table:table-cell>
          <table:table-cell table:style-name="ce2" table:formula="of:=[.D20]*1%" office:value-type="float" office:value="196.147475686665" calcext:value-type="float">
            <text:p>196.15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500+([.B21]+([.B21]*1%))" office:value-type="float" office:value="11009.5019973983" calcext:value-type="float">
            <text:p>11009.50</text:p>
          </table:table-cell>
          <table:table-cell table:formula="of:=[.B21]*1%" office:value-type="float" office:value="104.054475221766" calcext:value-type="float">
            <text:p>104.05</text:p>
          </table:table-cell>
          <table:table-cell table:style-name="ce2" table:formula="of:=1000+([.D21]+([.D21]*1%))" office:value-type="float" office:value="22019.0039947967" calcext:value-type="float">
            <text:p>22019.00</text:p>
          </table:table-cell>
          <table:table-cell table:style-name="ce2" table:formula="of:=[.D21]*1%" office:value-type="float" office:value="208.108950443532" calcext:value-type="float">
            <text:p>208.11</text:p>
          </table:table-cell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500+([.B22]+([.B22]*1%))" office:value-type="float" office:value="11619.5970173723" calcext:value-type="float">
            <text:p>11619.60</text:p>
          </table:table-cell>
          <table:table-cell table:formula="of:=[.B22]*1%" office:value-type="float" office:value="110.095019973983" calcext:value-type="float">
            <text:p>110.10</text:p>
          </table:table-cell>
          <table:table-cell table:style-name="ce2" table:formula="of:=1000+([.D22]+([.D22]*1%))" office:value-type="float" office:value="23239.1940347447" calcext:value-type="float">
            <text:p>23239.19</text:p>
          </table:table-cell>
          <table:table-cell table:style-name="ce2" table:formula="of:=[.D22]*1%" office:value-type="float" office:value="220.190039947967" calcext:value-type="float">
            <text:p>220.19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500+(500+(500*5%))" office:value-type="float" office:value="1025" calcext:value-type="float">
            <text:p>1025.00</text:p>
          </table:table-cell>
          <table:table-cell table:formula="of:=500*5%" office:value-type="float" office:value="25" calcext:value-type="float">
            <text:p>25.00</text:p>
          </table:table-cell>
          <table:table-cell table:number-columns-repeated="6"/>
        </table:table-row>
        <table:table-row table:style-name="ro1">
          <table:table-cell/>
          <table:table-cell table:formula="of:=500+([.B25]+([.B25]*5%))" office:value-type="float" office:value="1576.25" calcext:value-type="float">
            <text:p>1576.25</text:p>
          </table:table-cell>
          <table:table-cell table:formula="of:=[.B25]*5%" office:value-type="float" office:value="51.25" calcext:value-type="float">
            <text:p>51.25</text:p>
          </table:table-cell>
          <table:table-cell table:number-columns-repeated="6"/>
        </table:table-row>
        <table:table-row table:style-name="ro1">
          <table:table-cell/>
          <table:table-cell table:formula="of:=500+([.B26]+([.B26]*5%))" office:value-type="float" office:value="2155.0625" calcext:value-type="float">
            <text:p>2155.06</text:p>
          </table:table-cell>
          <table:table-cell table:formula="of:=[.B26]*5%" office:value-type="float" office:value="78.8125" calcext:value-type="float">
            <text:p>78.81</text:p>
          </table:table-cell>
          <table:table-cell table:number-columns-repeated="6"/>
        </table:table-row>
        <table:table-row table:style-name="ro1">
          <table:table-cell/>
          <table:table-cell table:formula="of:=500+([.B27]+([.B27]*5%))" office:value-type="float" office:value="2762.815625" calcext:value-type="float">
            <text:p>2762.82</text:p>
          </table:table-cell>
          <table:table-cell table:formula="of:=[.B27]*5%" office:value-type="float" office:value="107.753125" calcext:value-type="float">
            <text:p>107.75</text:p>
          </table:table-cell>
          <table:table-cell table:number-columns-repeated="6"/>
        </table:table-row>
        <table:table-row table:style-name="ro1">
          <table:table-cell/>
          <table:table-cell table:formula="of:=500+([.B28]+([.B28]*5%))" office:value-type="float" office:value="3400.95640625" calcext:value-type="float">
            <text:p>3400.96</text:p>
          </table:table-cell>
          <table:table-cell table:formula="of:=[.B28]*5%" office:value-type="float" office:value="138.14078125" calcext:value-type="float">
            <text:p>138.14</text:p>
          </table:table-cell>
          <table:table-cell table:number-columns-repeated="6"/>
        </table:table-row>
        <table:table-row table:style-name="ro1">
          <table:table-cell/>
          <table:table-cell table:formula="of:=500+([.B29]+([.B29]*5%))" office:value-type="float" office:value="4071.0042265625" calcext:value-type="float">
            <text:p>4071.00</text:p>
          </table:table-cell>
          <table:table-cell table:formula="of:=[.B29]*5%" office:value-type="float" office:value="170.0478203125" calcext:value-type="float">
            <text:p>170.05</text:p>
          </table:table-cell>
          <table:table-cell table:number-columns-repeated="6"/>
        </table:table-row>
        <table:table-row table:style-name="ro1">
          <table:table-cell/>
          <table:table-cell table:formula="of:=500+([.B30]+([.B30]*5%))" office:value-type="float" office:value="4774.55443789063" calcext:value-type="float">
            <text:p>4774.55</text:p>
          </table:table-cell>
          <table:table-cell table:formula="of:=[.B30]*5%" office:value-type="float" office:value="203.550211328125" calcext:value-type="float">
            <text:p>203.55</text:p>
          </table:table-cell>
          <table:table-cell table:number-columns-repeated="6"/>
        </table:table-row>
        <table:table-row table:style-name="ro1">
          <table:table-cell/>
          <table:table-cell table:formula="of:=500+([.B31]+([.B31]*5%))" office:value-type="float" office:value="5513.28215978516" calcext:value-type="float">
            <text:p>5513.28</text:p>
          </table:table-cell>
          <table:table-cell table:formula="of:=[.B31]*5%" office:value-type="float" office:value="238.727721894531" calcext:value-type="float">
            <text:p>238.73</text:p>
          </table:table-cell>
          <table:table-cell table:number-columns-repeated="6"/>
        </table:table-row>
        <table:table-row table:style-name="ro1">
          <table:table-cell/>
          <table:table-cell table:formula="of:=500+([.B32]+([.B32]*5%))" office:value-type="float" office:value="6288.94626777441" calcext:value-type="float">
            <text:p>6288.95</text:p>
          </table:table-cell>
          <table:table-cell table:formula="of:=[.B32]*5%" office:value-type="float" office:value="275.664107989258" calcext:value-type="float">
            <text:p>275.66</text:p>
          </table:table-cell>
          <table:table-cell table:number-columns-repeated="6"/>
        </table:table-row>
        <table:table-row table:style-name="ro1">
          <table:table-cell/>
          <table:table-cell table:formula="of:=500+([.B33]+([.B33]*5%))" office:value-type="float" office:value="7103.39358116313" calcext:value-type="float">
            <text:p>7103.39</text:p>
          </table:table-cell>
          <table:table-cell table:formula="of:=[.B33]*5%" office:value-type="float" office:value="314.447313388721" calcext:value-type="float">
            <text:p>314.45</text:p>
          </table:table-cell>
          <table:table-cell table:number-columns-repeated="6"/>
        </table:table-row>
        <table:table-row table:style-name="ro1">
          <table:table-cell/>
          <table:table-cell table:formula="of:=500+([.B34]+([.B34]*5%))" office:value-type="float" office:value="7958.56326022129" calcext:value-type="float">
            <text:p>7958.56</text:p>
          </table:table-cell>
          <table:table-cell table:formula="of:=[.B34]*5%" office:value-type="float" office:value="355.169679058157" calcext:value-type="float">
            <text:p>355.17</text:p>
          </table:table-cell>
          <table:table-cell table:number-columns-repeated="6"/>
        </table:table-row>
        <table:table-row table:style-name="ro1">
          <table:table-cell/>
          <table:table-cell table:formula="of:=500+([.B35]+([.B35]*5%))" office:value-type="float" office:value="8856.49142323236" calcext:value-type="float">
            <text:p>8856.49</text:p>
          </table:table-cell>
          <table:table-cell table:formula="of:=[.B35]*5%" office:value-type="float" office:value="397.928163011065" calcext:value-type="float">
            <text:p>397.93</text:p>
          </table:table-cell>
          <table:table-cell table:number-columns-repeated="6"/>
        </table:table-row>
        <table:table-row table:style-name="ro1">
          <table:table-cell/>
          <table:table-cell table:formula="of:=500+([.B36]+([.B36]*5%))" office:value-type="float" office:value="9799.31599439397" calcext:value-type="float">
            <text:p>9799.32</text:p>
          </table:table-cell>
          <table:table-cell table:formula="of:=[.B36]*5%" office:value-type="float" office:value="442.824571161618" calcext:value-type="float">
            <text:p>442.82</text:p>
          </table:table-cell>
          <table:table-cell table:number-columns-repeated="6"/>
        </table:table-row>
        <table:table-row table:style-name="ro1">
          <table:table-cell/>
          <table:table-cell table:formula="of:=500+([.B37]+([.B37]*5%))" office:value-type="float" office:value="10789.2817941137" calcext:value-type="float">
            <text:p>10789.28</text:p>
          </table:table-cell>
          <table:table-cell table:formula="of:=[.B37]*5%" office:value-type="float" office:value="489.965799719699" calcext:value-type="float">
            <text:p>489.97</text:p>
          </table:table-cell>
          <table:table-cell table:number-columns-repeated="6"/>
        </table:table-row>
        <table:table-row table:style-name="ro1">
          <table:table-cell/>
          <table:table-cell table:formula="of:=500+([.B38]+([.B38]*5%))" office:value-type="float" office:value="11828.7458838194" calcext:value-type="float">
            <text:p>11828.75</text:p>
          </table:table-cell>
          <table:table-cell table:formula="of:=[.B38]*5%" office:value-type="float" office:value="539.464089705684" calcext:value-type="float">
            <text:p>539.46</text:p>
          </table:table-cell>
          <table:table-cell table:number-columns-repeated="6"/>
        </table:table-row>
        <table:table-row table:style-name="ro1">
          <table:table-cell/>
          <table:table-cell table:formula="of:=500+([.B39]+([.B39]*5%))" office:value-type="float" office:value="12920.1831780103" calcext:value-type="float">
            <text:p>12920.18</text:p>
          </table:table-cell>
          <table:table-cell table:formula="of:=[.B39]*5%" office:value-type="float" office:value="591.437294190968" calcext:value-type="float">
            <text:p>591.44</text:p>
          </table:table-cell>
          <table:table-cell table:number-columns-repeated="6"/>
        </table:table-row>
        <table:table-row table:style-name="ro1">
          <table:table-cell/>
          <table:table-cell table:formula="of:=500+([.B40]+([.B40]*5%))" office:value-type="float" office:value="14066.1923369108" calcext:value-type="float">
            <text:p>14066.19</text:p>
          </table:table-cell>
          <table:table-cell table:formula="of:=[.B40]*5%" office:value-type="float" office:value="646.009158900516" calcext:value-type="float">
            <text:p>646.01</text:p>
          </table:table-cell>
          <table:table-cell table:number-columns-repeated="6"/>
        </table:table-row>
        <table:table-row table:style-name="ro1">
          <table:table-cell/>
          <table:table-cell table:formula="of:=500+([.B41]+([.B41]*5%))" office:value-type="float" office:value="15269.5019537564" calcext:value-type="float">
            <text:p>15269.50</text:p>
          </table:table-cell>
          <table:table-cell table:formula="of:=[.B41]*5%" office:value-type="float" office:value="703.309616845542" calcext:value-type="float">
            <text:p>703.31</text:p>
          </table:table-cell>
          <table:table-cell table:number-columns-repeated="6"/>
        </table:table-row>
        <table:table-row table:style-name="ro1">
          <table:table-cell/>
          <table:table-cell table:formula="of:=500+([.B42]+([.B42]*5%))" office:value-type="float" office:value="16532.9770514442" calcext:value-type="float">
            <text:p>16532.98</text:p>
          </table:table-cell>
          <table:table-cell table:formula="of:=[.B42]*5%" office:value-type="float" office:value="763.475097687819" calcext:value-type="float">
            <text:p>763.48</text:p>
          </table:table-cell>
          <table:table-cell table:number-columns-repeated="6"/>
        </table:table-row>
        <table:table-row table:style-name="ro1">
          <table:table-cell/>
          <table:table-cell table:formula="of:=500+([.B43]+([.B43]*5%))" office:value-type="float" office:value="17859.6259040164" calcext:value-type="float">
            <text:p>17859.63</text:p>
          </table:table-cell>
          <table:table-cell table:formula="of:=[.B43]*5%" office:value-type="float" office:value="826.64885257221" calcext:value-type="float">
            <text:p>826.6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29:09.021413620</meta:creation-date>
    <dc:date>2018-01-18T18:58:10.376949064</dc:date>
    <meta:editing-duration>PT1H8M40S</meta:editing-duration>
    <meta:editing-cycles>4</meta:editing-cycles>
    <meta:generator>LibreOffice/5.4.4.2$Linux_X86_64 LibreOffice_project/40m0$Build-2</meta:generator>
    <meta:document-statistic meta:table-count="1" meta:cell-count="152" meta:object-count="0"/>
  </office:meta>
</office:document-meta>
</file>